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33cm"/>
    </style:style>
    <style:style style:name="pr2" style:family="presentation" style:parent-style-name="Default-notes">
      <style:graphic-properties draw:fill-color="#ffffff" draw:auto-grow-height="true" fo:min-height="11.6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2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791cm" svg:height="2.33cm" svg:x="2.751cm" svg:y="1.269cm" presentation:class="title">
          <draw:text-box>
            <text:p text:style-name="P1">YANG as Source Code</text:p>
          </draw:text-box>
        </draw:frame>
        <draw:ellipse draw:style-name="gr1" draw:text-style-name="P2" draw:layer="layout" svg:width="3.278cm" svg:height="3.128cm" svg:x="11.547cm" svg:y="9.009cm">
          <text:p text:style-name="P2"><text:span text:style-name="T1">YANG</text:span></text:p>
        </draw:ellipse>
        <draw:rect draw:style-name="gr2" draw:text-style-name="P2" draw:layer="layout" svg:width="5.368cm" svg:height="1.77cm" svg:x="16.326cm" svg:y="6.46cm">
          <text:p text:style-name="P2"><text:span text:style-name="T1">Agent Code</text:span></text:p>
        </draw:rect>
        <draw:rect draw:style-name="gr2" draw:text-style-name="P2" draw:layer="layout" svg:width="5.368cm" svg:height="1.77cm" svg:x="16.429cm" svg:y="9.161cm">
          <text:p text:style-name="P2"><text:span text:style-name="T1">Manager Code</text:span></text:p>
        </draw:rect>
        <draw:rect draw:style-name="gr2" draw:text-style-name="P2" draw:layer="layout" svg:width="5.368cm" svg:height="1.77cm" svg:x="4.052cm" svg:y="6.433cm">
          <text:p text:style-name="P2"><text:span text:style-name="T1">User Docs</text:span></text:p>
        </draw:rect>
        <draw:rect draw:style-name="gr2" draw:text-style-name="P2" draw:layer="layout" svg:width="5.368cm" svg:height="1.77cm" svg:x="4.155cm" svg:y="9.187cm">
          <text:p text:style-name="P2"><text:span text:style-name="T1">WEB Apps</text:span></text:p>
        </draw:rect>
        <draw:rect draw:style-name="gr2" draw:text-style-name="P2" draw:layer="layout" svg:width="5.368cm" svg:height="1.77cm" svg:x="16.533cm" svg:y="11.942cm">
          <text:p text:style-name="P2"><text:span text:style-name="T1">CLI Code</text:span></text:p>
        </draw:rect>
        <draw:rect draw:style-name="gr2" draw:text-style-name="P2" draw:layer="layout" svg:width="5.368cm" svg:height="1.77cm" svg:x="4.341cm" svg:y="12.269cm">
          <text:p text:style-name="P2"><text:span text:style-name="T1">Test Code</text:span></text:p>
        </draw:rect>
        <draw:line draw:style-name="gr3" draw:layer="layout" svg:x1="14.262cm" svg:y1="9.032cm" svg:x2="16.113cm" svg:y2="7.281cm">
          <text:p/>
        </draw:line>
        <draw:line draw:style-name="gr3" draw:layer="layout" svg:x1="14.614cm" svg:y1="11.736cm" svg:x2="16.313cm" svg:y2="13.061cm">
          <text:p/>
        </draw:line>
        <draw:line draw:style-name="gr3" draw:layer="layout" svg:x1="11.659cm" svg:y1="11.735cm" svg:x2="9.983cm" svg:y2="13.436cm">
          <text:p/>
        </draw:line>
        <draw:line draw:style-name="gr3" draw:layer="layout" svg:x1="14.962cm" svg:y1="10.384cm" svg:x2="16.338cm" svg:y2="10.384cm">
          <text:p/>
        </draw:line>
        <draw:line draw:style-name="gr3" draw:layer="layout" svg:x1="11.359cm" svg:y1="10.509cm" svg:x2="9.733cm" svg:y2="10.508cm">
          <text:p/>
        </draw:line>
        <draw:line draw:style-name="gr3" draw:layer="layout" svg:x1="11.811cm" svg:y1="9.083cm" svg:x2="9.683cm" svg:y2="7.356cm">
          <text:p/>
        </draw:line>
        <presentation:notes draw:style-name="dp2">
          <office:forms form:automatic-focus="false" form:apply-design-mode="false"/>
          <draw:page-thumbnail draw:style-name="gr4" draw:layer="layout" svg:width="12.894cm" svg:height="9.663cm" svg:x="3.254cm" svg:y="1.936cm" draw:page-number="1" presentation:class="page"/>
          <draw:frame presentation:style-name="pr2" draw:text-style-name="P3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ff00" draw:end-color="#ffff66" draw:start-intensity="100%" draw:end-intensity="100%" draw:angle="2250" draw:border="0%"/>
    <draw:gradient draw:name="Gradient_20_8" draw:display-name="Gradient 8" draw:style="linear" draw:start-color="#ffff66" draw:end-color="#00ff00" draw:start-intensity="100%" draw:end-intensity="100%" draw:angle="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395 237" svg:d="m198 0 197 237h-395z"/>
    <draw:marker draw:name="Arrowheads_20_6" draw:display-name="Arrowheads 6" svg:viewBox="0 0 395 237" svg:d="m198 0 197 237h-395z"/>
    <draw:marker draw:name="Arrowheads_20_7" draw:display-name="Arrowheads 7" svg:viewBox="0 0 395 237" svg:d="m198 0 197 237h-395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draw:marker draw:name="msArrowEnd_20_8" draw:display-name="msArrowEnd 8" svg:viewBox="0 0 530 318" svg:d="m265 0 265 318h-530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draw:stroke-dash draw:name="Dash_20_4" draw:display-name="Dash 4" draw:style="round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4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4cm" svg:height="25.78cm" svg:x="0cm" svg:y="0cm">
          <text:p/>
        </draw:rect>
        <draw:frame presentation:style-name="Mpr1" draw:text-style-name="MP6" draw:layer="backgroundobjects" svg:width="8.409cm" svg:height="1.293cm" svg:x="-0.001cm" svg:y="-0.004cm" presentation:class="header">
          <draw:text-box>
            <text:p text:style-name="MP6"><text:span text:style-name="MT2"><presentation:header/></text:span></text:p>
          </draw:text-box>
        </draw:frame>
        <draw:frame presentation:style-name="Mpr1" draw:text-style-name="MP7" draw:layer="backgroundobjects" svg:width="8.41cm" svg:height="1.293cm" svg:x="10.993cm" svg:y="-0.004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8.409cm" svg:height="1.293cm" svg:x="-0.001cm" svg:y="24.491cm" presentation:class="footer">
          <draw:text-box>
            <text:p text:style-name="MP6"><text:span text:style-name="MT2"><presentation:footer/></text:span></text:p>
          </draw:text-box>
        </draw:frame>
        <draw:frame presentation:style-name="Mpr2" draw:text-style-name="MP7" draw:layer="backgroundobjects" svg:width="8.41cm" svg:height="1.293cm" svg:x="10.993cm" svg:y="24.491cm" presentation:class="page-number">
          <draw:text-box>
            <text:p text:style-name="MP7"><text:span text:style-name="M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8"><text:span text:style-name="M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NETCONF Agenda</dc:title>
    <meta:initial-creator>ABB</meta:initial-creator>
    <meta:creation-date>1996-03-04T22:05:50</meta:creation-date>
    <dc:creator>Andy Bierman</dc:creator>
    <dc:date>2009-08-04T10:08:57</dc:date>
    <meta:print-date>2000-12-09T21:37:10</meta:print-date>
    <meta:editing-cycles>611</meta:editing-cycles>
    <meta:editing-duration>PT932H02M49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